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6 — Condições em Python</text:h>
      <text:h text:style-name="Heading_20_2" text:outline-level="2">1. O que são condições?</text:h>
      <text:p text:style-name="Text_20_body">Condições permitem <text:span text:style-name="Strong_20_Emphasis">tomar decisões</text:span> no programa.<text:line-break/>Em Python, usamos as palavras-chave:</text:p>
      <text:list text:style-name="L1">
        <text:list-item>
          <text:p text:style-name="P1"><text:span text:style-name="Source_20_Text">if</text:span> → se;</text:p>
        </text:list-item>
        <text:list-item>
          <text:p text:style-name="P1"><text:span text:style-name="Source_20_Text">elif</text:span> → senão se;</text:p>
        </text:list-item>
        <text:list-item>
          <text:p text:style-name="P1"><text:span text:style-name="Source_20_Text">else</text:span> → senão.</text:p>
        </text:list-item>
      </text:list>
      <text:p text:style-name="Horizontal_20_Line"/>
      <text:h text:style-name="Heading_20_2" text:outline-level="2">2. Estrutura básica</text:h>
      <text:p text:style-name="P2"><text:span text:style-name="Source_20_Text">if condição:</text:span></text:p>
      <text:p text:style-name="P3"><text:span text:style-name="Source_20_Text"><text:s text:c="4"/># bloco de código se a condição for verdadeira</text:span></text:p>
      <text:p text:style-name="P3"><text:span text:style-name="Source_20_Text">else:</text:span></text:p>
      <text:p text:style-name="P4"><text:span text:style-name="Source_20_Text"><text:s text:c="4"/># bloco de código se a condição for falsa</text:span></text:p>
      <text:p text:style-name="Horizontal_20_Line"/>
      <text:h text:style-name="Heading_20_2" text:outline-level="2">3. Exemplos práticos</text:h>
      <text:h text:style-name="Heading_20_3" text:outline-level="3">Condicional simples</text:h>
      <text:p text:style-name="P2"><text:span text:style-name="Source_20_Text">nome = input("Digite seu nome: ")</text:span></text:p>
      <text:p text:style-name="P3"/>
      <text:p text:style-name="P3"><text:span text:style-name="Source_20_Text">if nome == "Marcelo":</text:span></text:p>
      <text:p text:style-name="P3"><text:span text:style-name="Source_20_Text"><text:s text:c="4"/>print("Que nome lindo você tem!")</text:span></text:p>
      <text:p text:style-name="P3"/>
      <text:p text:style-name="P4"><text:span text:style-name="Source_20_Text">print(f"Bom dia, {nome}!")</text:span></text:p>
      <text:p text:style-name="Text_20_body">➡️ O bloco <text:span text:style-name="Source_20_Text">if</text:span> só roda se a condição for verdadeira.<text:line-break/>➡️ Não tem <text:span text:style-name="Source_20_Text">else</text:span>, então pode executar ou não.</text:p>
      <text:p text:style-name="Horizontal_20_Line"/>
      <text:h text:style-name="Heading_20_3" text:outline-level="3">Condicional composta</text:h>
      <text:p text:style-name="P2"><text:span text:style-name="Source_20_Text">nome = input("Digite seu nome: ")</text:span></text:p>
      <text:p text:style-name="P3"/>
      <text:p text:style-name="P3"><text:span text:style-name="Source_20_Text">if nome == "Marcelo":</text:span></text:p>
      <text:p text:style-name="P3"><text:span text:style-name="Source_20_Text"><text:s text:c="4"/>print("Que nome lindo você tem!")</text:span></text:p>
      <text:p text:style-name="P3"><text:span text:style-name="Source_20_Text">else:</text:span></text:p>
      <text:p text:style-name="P3"><text:span text:style-name="Source_20_Text"><text:s text:c="4"/>print("Seu nome é tão normal...")</text:span></text:p>
      <text:p text:style-name="P3"/>
      <text:p text:style-name="P4"><text:span text:style-name="Source_20_Text">print(f"Bom dia, {nome}!")</text:span></text:p>
      <text:p text:style-name="Text_20_body">➡️ Aqui o programa tem dois caminhos: se for verdadeiro executa o <text:span text:style-name="Source_20_Text">if</text:span>, senão executa o <text:span text:style-name="Source_20_Text">else</text:span>.</text:p>
      <text:p text:style-name="Horizontal_20_Line"/>
      <text:h text:style-name="Heading_20_3" text:outline-level="3"><text:soft-page-break/>Condicional encadeada (<text:span text:style-name="Source_20_Text">elif</text:span>)</text:h>
      <text:p text:style-name="P2"><text:span text:style-name="Source_20_Text">nota = float(input("Digite a nota: "))</text:span></text:p>
      <text:p text:style-name="P3"/>
      <text:p text:style-name="P3"><text:span text:style-name="Source_20_Text">if nota &gt;= 9:</text:span></text:p>
      <text:p text:style-name="P3"><text:span text:style-name="Source_20_Text"><text:s text:c="4"/>print("Excelente!")</text:span></text:p>
      <text:p text:style-name="P3"><text:span text:style-name="Source_20_Text">elif nota &gt;= 7:</text:span></text:p>
      <text:p text:style-name="P3"><text:span text:style-name="Source_20_Text"><text:s text:c="4"/>print("Boa nota!")</text:span></text:p>
      <text:p text:style-name="P3"><text:span text:style-name="Source_20_Text">elif nota &gt;= 5:</text:span></text:p>
      <text:p text:style-name="P3"><text:span text:style-name="Source_20_Text"><text:s text:c="4"/>print("Recuperação")</text:span></text:p>
      <text:p text:style-name="P3"><text:span text:style-name="Source_20_Text">else:</text:span></text:p>
      <text:p text:style-name="P4"><text:span text:style-name="Source_20_Text"><text:s text:c="4"/>print("Reprovado")</text:span></text:p>
      <text:p text:style-name="Text_20_body">➡️ Usa-se <text:span text:style-name="Source_20_Text">elif</text:span> quando temos <text:span text:style-name="Strong_20_Emphasis">mais de duas condições</text:span>.</text:p>
      <text:p text:style-name="Horizontal_20_Line"/>
      <text:h text:style-name="Heading_20_3" text:outline-level="3">Condição em uma linha (operador ternário)</text:h>
      <text:p text:style-name="P2"><text:span text:style-name="Source_20_Text">tempo = int(input("Quantos anos tem seu carro? "))</text:span></text:p>
      <text:p text:style-name="P3"/>
      <text:p text:style-name="P4"><text:span text:style-name="Source_20_Text">print("Carro novo" if tempo &lt;= 3 else "Carro velho")</text:span></text:p>
      <text:p text:style-name="Text_20_body">➡️ Esse formato é útil quando a condição é simples.</text:p>
      <text:p text:style-name="Horizontal_20_Line"/>
      <text:h text:style-name="Heading_20_2" text:outline-level="2">4. Operadores relacionais</text:h>
      <text:list text:style-name="L2">
        <text:list-item>
          <text:p text:style-name="P5"><text:span text:style-name="Source_20_Text">==</text:span> → igual</text:p>
        </text:list-item>
        <text:list-item>
          <text:p text:style-name="P5"><text:span text:style-name="Source_20_Text">!=</text:span> → diferente</text:p>
        </text:list-item>
        <text:list-item>
          <text:p text:style-name="P5"><text:span text:style-name="Source_20_Text">&gt;</text:span> → maior</text:p>
        </text:list-item>
        <text:list-item>
          <text:p text:style-name="P5"><text:span text:style-name="Source_20_Text">&lt;</text:span> → menor</text:p>
        </text:list-item>
        <text:list-item>
          <text:p text:style-name="P5"><text:span text:style-name="Source_20_Text">&gt;=</text:span> → maior ou igual</text:p>
        </text:list-item>
        <text:list-item>
          <text:p text:style-name="P5"><text:span text:style-name="Source_20_Text">&lt;=</text:span> → menor ou igual</text:p>
        </text:list-item>
      </text:list>
      <text:p text:style-name="Text_20_body">Exemplo:</text:p>
      <text:p text:style-name="P2"><text:span text:style-name="Source_20_Text">x = 10</text:span></text:p>
      <text:p text:style-name="P3"><text:span text:style-name="Source_20_Text">y = 20</text:span></text:p>
      <text:p text:style-name="P3"><text:span text:style-name="Source_20_Text">print(x == y) <text:s/># False</text:span></text:p>
      <text:p text:style-name="P4"><text:span text:style-name="Source_20_Text">print(x &lt; y) <text:s text:c="2"/># True</text:span></text:p>
      <text:p text:style-name="Horizontal_20_Line"/>
      <text:h text:style-name="Heading_20_2" text:outline-level="2">5. Operadores lógicos</text:h>
      <text:list text:style-name="L3">
        <text:list-item>
          <text:p text:style-name="P6"><text:span text:style-name="Source_20_Text">and</text:span> → todas condições precisam ser verdadeiras.</text:p>
        </text:list-item>
        <text:list-item>
          <text:p text:style-name="P6"><text:span text:style-name="Source_20_Text">or</text:span> → basta uma ser verdadeira.</text:p>
        </text:list-item>
        <text:list-item>
          <text:p text:style-name="P6"><text:span text:style-name="Source_20_Text">not</text:span> → inverte o valor lógico.</text:p>
        </text:list-item>
      </text:list>
      <text:p text:style-name="Text_20_body">Exemplo:</text:p>
      <text:p text:style-name="P2"><text:soft-page-break/><text:span text:style-name="Source_20_Text">idade = 18</text:span></text:p>
      <text:p text:style-name="P3"><text:span text:style-name="Source_20_Text">tem_carteira = True</text:span></text:p>
      <text:p text:style-name="P3"/>
      <text:p text:style-name="P3"><text:span text:style-name="Source_20_Text">if idade &gt;= 18 and tem_carteira:</text:span></text:p>
      <text:p text:style-name="P3"><text:span text:style-name="Source_20_Text"><text:s text:c="4"/>print("Pode dirigir")</text:span></text:p>
      <text:p text:style-name="P3"><text:span text:style-name="Source_20_Text">else:</text:span></text:p>
      <text:p text:style-name="P4"><text:span text:style-name="Source_20_Text"><text:s text:c="4"/>print("Não pode dirigir")</text:span></text:p>
      <text:p text:style-name="Horizontal_20_Line"/>
      <text:h text:style-name="Heading_20_2" text:outline-level="2">6. Boas práticas</text:h>
      <text:p text:style-name="Text_20_body">✅ Use <text:span text:style-name="Strong_20_Emphasis">indentação de 4 espaços</text:span> (obrigatório no Python).<text:line-break/>✅ Use nomes de variáveis claros (<text:span text:style-name="Source_20_Text">nota</text:span>, <text:span text:style-name="Source_20_Text">media</text:span>) em vez de <text:span text:style-name="Source_20_Text">n1</text:span>, <text:span text:style-name="Source_20_Text">n2</text:span> sempre que possível.<text:line-break/>✅ Prefira <text:span text:style-name="Source_20_Text">elif</text:span> em vez de <text:span text:style-name="Source_20_Text">if</text:span> aninhados desnecessários.<text:line-break/>✅ Quando a condição for curta, pode usar <text:span text:style-name="Source_20_Text">if ... else</text:span> em uma linh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21:43:35.232719300</meta:creation-date>
    <dc:date>2025-09-29T21:44:00.078762800</dc:date>
    <meta:editing-duration>PT25S</meta:editing-duration>
    <meta:editing-cycles>1</meta:editing-cycles>
    <meta:document-statistic meta:table-count="0" meta:image-count="0" meta:object-count="0" meta:page-count="3" meta:paragraph-count="66" meta:word-count="357" meta:character-count="1982" meta:non-whitespace-character-count="1655"/>
    <meta:generator>LibreOffice/25.8.1.1$Windows_X86_64 LibreOffice_project/54047653041915e595ad4e45cccea684809c77b5</meta:generator>
  </office:meta>
</office:document-meta>
</file>